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5in" fo:margin-left="0.0069in" fo:margin-top="0in" fo:margin-bottom="0in" fo:break-before="auto" fo:break-after="auto" table:align="left" style:writing-mode="lr-tb"/>
    </style:style>
    <style:style style:name="Table1.A" style:family="table-column">
      <style:table-column-properties style:column-width="1.9167in"/>
    </style:style>
    <style:style style:name="Table1.B" style:family="table-column">
      <style:table-column-properties style:column-width="4.5826in"/>
    </style:style>
    <style:style style:name="Table1.1" style:family="table-row">
      <style:table-row-properties style:min-row-height="1.6868in" fo:keep-together="auto"/>
    </style:style>
    <style:style style:name="Table1.A1" style:family="table-cell">
      <style:table-cell-properties style:vertical-align="" fo:background-color="transparent" fo:padding="0.0694in" fo:border="1pt solid #000000">
        <style:background-image/>
      </style:table-cell-properties>
    </style:style>
    <style:style style:name="P1" style:family="paragraph" style:parent-style-name="Heading_20_2" style:master-page-name="Standard">
      <style:paragraph-properties fo:text-align="center" style:justify-single-word="false" style:page-number="1"/>
    </style:style>
    <style:style style:name="P2"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style>
    <style:style style:name="P3"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style>
    <style:style style:name="P4"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text-properties style:font-name="Google Sans" fo:font-style="italic" style:font-name-asian="Google Sans1" style:font-style-asian="italic" style:font-name-complex="Google Sans1"/>
    </style:style>
    <style:style style:name="P5" style:family="paragraph">
      <loext:graphic-properties draw:fill="solid" draw:fill-color="#a0a0a0"/>
      <style:paragraph-properties fo:text-align="center"/>
    </style:style>
    <style:style style:name="T1" style:family="text">
      <style:text-properties style:font-name="Google Sans" fo:font-weight="bold" style:font-name-asian="Google Sans1" style:font-weight-asian="bold" style:font-name-complex="Google Sans1"/>
    </style:style>
    <style:style style:name="T2" style:family="text">
      <style:text-properties style:font-name="Google Sans" fo:font-weight="bold" officeooo:rsid="001ef7e3" style:font-name-asian="Google Sans1" style:font-weight-asian="bold" style:font-name-complex="Google Sans1"/>
    </style:style>
    <style:style style:name="T3" style:family="text">
      <style:text-properties style:font-name="Google Sans" fo:font-size="14pt" fo:font-weight="bold" style:font-name-asian="Google Sans1" style:font-size-asian="14pt" style:font-weight-asian="bold" style:font-name-complex="Google Sans1" style:font-size-complex="14pt"/>
    </style:style>
    <style:style style:name="T4" style:family="text">
      <style:text-properties style:font-name="Google Sans" style:font-name-asian="Google Sans1" style:font-name-complex="Google Sans1"/>
    </style:style>
    <style:style style:name="T5" style:family="text">
      <style:text-properties style:font-name="Google Sans" fo:font-style="italic" style:font-name-asian="Google Sans1" style:font-style-asian="italic" style:font-name-complex="Google Sans1"/>
    </style: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yxwy7jae7omi"/><text:span text:style-name="T1">Parking lot USB exercise – </text:span><text:span text:style-name="T2">John DeLong</text:span></text:p>
      <text:p text:style-name="normal"><draw:rect text:anchor-type="as-char" style:rel-width="100%" draw:z-index="0" draw:style-name="gr1" draw:text-style-name="P5" svg:width="6.5004in" svg:height="0.0213in"><text:p/></draw:rect></text:p>
      <text:p text:style-name="normal"/>
      <table:table table:name="Table1" table:style-name="Table1">
        <table:table-column table:style-name="Table1.A"/>
        <table:table-column table:style-name="Table1.B"/>
        <table:table-row table:style-name="Table1.1">
          <table:table-cell table:style-name="Table1.A1" office:value-type="string">
            <text:p text:style-name="P2"><text:span text:style-name="T3">Contents</text:span></text:p>
          </table:table-cell>
          <table:table-cell table:style-name="Table1.A1" office:value-type="string">
            <text:p text:style-name="P2"><text:span text:style-name="T4">Write </text:span><text:span text:style-name="T1">2-3 sentences</text:span><text:span text:style-name="T4"> about the types of information found on this device.</text:span></text:p>
            <text:p text:style-name="P4"/>
            <text:p text:style-name="P2"><text:span text:style-name="T5">Some documents appear to contain personal information that Jorge wouldn’t want to be made public. The work files include the PII of other people. Also, the work files contain information about the hospital’s operations.</text:span></text:p>
          </table:table-cell>
        </table:table-row>
        <table:table-row table:style-name="Table1.1">
          <table:table-cell table:style-name="Table1.A1" office:value-type="string">
            <text:p text:style-name="P2"><text:span text:style-name="T3">Attacker mindset</text:span></text:p>
          </table:table-cell>
          <table:table-cell table:style-name="Table1.A1" office:value-type="string">
            <text:p text:style-name="P2"><text:span text:style-name="T4">Write </text:span><text:span text:style-name="T1">2-3 sentences</text:span><text:span text:style-name="T4"> about how this information could be used against Jorge or the hospital.</text:span></text:p>
            <text:p text:style-name="P4"/>
            <text:p text:style-name="P2"><text:span text:style-name="T5">The timesheets can provide an attacker intel about other people that Jorge works with. Either work or personal information could be used to trick Jorge. For example, a malicious email can be designed to look as though it comes from a coworker or relative. </text:span></text:p>
          </table:table-cell>
        </table:table-row>
        <table:table-row table:style-name="Table1.1">
          <table:table-cell table:style-name="Table1.A1" office:value-type="string">
            <text:p text:style-name="P2"><text:span text:style-name="T3">Risk analysis</text:span></text:p>
          </table:table-cell>
          <table:table-cell table:style-name="Table1.A1" office:value-type="string">
            <text:p text:style-name="P2"><text:span text:style-name="T4">Write </text:span><text:span text:style-name="T1">3 or 4 sentences</text:span><text:span text:style-name="T4"> describing technical, operational, or managerial controls that could mitigate these types of attacks:</text:span></text:p>
            <text:p text:style-name="P4"/>
            <text:p text:style-name="P2"><text:span text:style-name="T5">Promoting employee awareness about these types of attacks and what to do when a suspicious USB drive is a managerial control that can reduce the risk of a negative incident. Setting up routine antivirus scans is an operational control that can be implemented. Another line of defense could be a technical control, like disabling AutoPlay on company PCs that will prevent a computer from automatically executing malicious code when a USB drive is plugged in.</text:span></text:p>
          </table:table-cell>
        </table:table-row>
      </table:table>
      <text:p text:style-name="normal"/>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6-10T16:31:52.844601185</dc:date>
    <meta:editing-duration>PT1M13S</meta:editing-duration>
    <meta:editing-cycles>1</meta:editing-cycles>
    <meta:document-statistic meta:table-count="1" meta:image-count="0" meta:object-count="0" meta:page-count="1" meta:paragraph-count="11" meta:word-count="209" meta:character-count="1294" meta:non-whitespace-character-count="1093"/>
    <meta:generator>LibreOffice/7.3.7.2$Linux_X86_64 LibreOffice_project/30$Build-2</meta:generator>
  </office:meta>
</office:document-meta>
</file>